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FB849EEA078823E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RecipeIngredients">
      <style:text-properties officeooo:paragraph-rsid="00504ec8"/>
    </style:style>
    <style:style style:name="P2"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3"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officeooo:paragraph-rsid="0053c472"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4" style:family="paragraph" style:parent-style-name="TextBodyIngredients">
      <style:text-properties officeooo:rsid="00456f6e" officeooo:paragraph-rsid="00456f6e"/>
    </style:style>
    <style:style style:name="P5" style:family="paragraph" style:parent-style-name="TextBodyIngredients">
      <style:text-properties officeooo:rsid="00456f6e" officeooo:paragraph-rsid="00517d7e"/>
    </style:style>
    <style:style style:name="P6" style:family="paragraph" style:parent-style-name="TextBodyIngredients">
      <style:text-properties officeooo:rsid="00517d7e" officeooo:paragraph-rsid="00517d7e"/>
    </style:style>
    <style:style style:name="P7" style:family="paragraph" style:parent-style-name="HeadingRecipeInstructions">
      <style:text-properties officeooo:paragraph-rsid="0053c472"/>
    </style:style>
    <style:style style:name="P8" style:family="paragraph" style:parent-style-name="HeadingRecipe">
      <style:paragraph-properties fo:break-before="page"/>
      <style:text-properties officeooo:rsid="00504ec8" officeooo:paragraph-rsid="00504ec8"/>
    </style:style>
    <style:style style:name="P9" style:family="paragraph" style:parent-style-name="ChapterSubHeading" style:master-page-name="RecipeHalfPageRightStyle">
      <style:paragraph-properties style:page-number="auto"/>
      <style:text-properties officeooo:rsid="003f057c" officeooo:paragraph-rsid="003f057c"/>
    </style:style>
    <style:style style:name="P10" style:family="paragraph" style:parent-style-name="ChapterSubHeading" style:master-page-name="RecipeHalfPageRightStyle">
      <style:paragraph-properties style:page-number="auto" fo:break-before="page"/>
    </style:style>
    <style:style style:name="P11" style:family="paragraph" style:parent-style-name="HeadingRecipe" style:master-page-name="RecipeHalfPageStyle">
      <style:paragraph-properties style:page-number="auto" fo:break-before="page"/>
    </style:style>
    <style:style style:name="P12" style:family="paragraph" style:parent-style-name="HeadingRecipe" style:master-page-name="RecipeHalfPageStyle">
      <style:paragraph-properties style:page-number="auto" fo:break-before="page"/>
      <style:text-properties officeooo:rsid="00517d7e" officeooo:paragraph-rsid="00517d7e"/>
    </style:style>
    <style:style style:name="P13" style:family="paragraph" style:parent-style-name="HeadingRecipe" style:master-page-name="RecipeHalfPageStyle">
      <style:paragraph-properties style:page-number="auto" fo:break-before="page"/>
      <style:text-properties officeooo:rsid="005354dd" officeooo:paragraph-rsid="005354dd"/>
    </style:style>
    <style:style style:name="P14" style:family="paragraph" style:parent-style-name="TextInstructionsNumbered" style:list-style-name="TextRecipeNumbering"/>
    <style:style style:name="P15" style:family="paragraph" style:parent-style-name="TextInstructionsNumbered" style:list-style-name="TextRecipeNumbering">
      <style:text-properties officeooo:rsid="00517d7e" officeooo:paragraph-rsid="00517d7e"/>
    </style:style>
    <style:style style:name="P16" style:family="paragraph" style:parent-style-name="TextInstructionsNumbered" style:list-style-name="TextRecipeNumbering">
      <style:text-properties officeooo:rsid="00456f6e" officeooo:paragraph-rsid="00517d7e"/>
    </style:style>
    <style:style style:name="P17" style:family="paragraph" style:parent-style-name="TextInstructionsNumbered" style:list-style-name="TextRecipeNumbering">
      <style:text-properties officeooo:rsid="00456f6e" officeooo:paragraph-rsid="00456f6e"/>
    </style:style>
    <style:style style:name="P18" style:family="paragraph" style:parent-style-name="TextInstructionsNumbered" style:list-style-name="TextRecipeNumbering">
      <style:text-properties fo:font-weight="normal" style:font-weight-asian="normal" style:font-weight-complex="normal"/>
    </style:style>
    <style:style style:name="P19" style:family="paragraph" style:parent-style-name="TextInstructionsNumbered">
      <style:text-properties officeooo:paragraph-rsid="0053c472"/>
    </style:style>
    <style:style style:name="T1" style:family="text">
      <style:text-properties style:use-window-font-color="true" fo:font-size="12pt" fo:language="en" fo:country="US" fo:font-style="italic" style:text-underline-style="none" style:font-size-asian="12pt" style:language-asian="zxx" style:country-asian="none" style:font-style-asian="italic" style:font-size-complex="12pt" style:language-complex="ar" style:country-complex="SA" style:font-style-complex="italic"/>
    </style:style>
    <style:style style:name="T2" style:family="text">
      <style:text-properties style:use-window-font-color="true" fo:font-size="12pt" fo:language="en" fo:country="US" fo:font-style="italic" style:text-underline-style="none" officeooo:rsid="00504ec8" style:font-size-asian="12pt" style:language-asian="zxx" style:country-asian="none" style:font-style-asian="italic" style:font-size-complex="12pt" style:language-complex="ar" style:country-complex="SA" style:font-style-complex="italic"/>
    </style:style>
    <style:style style:name="T3" style:family="text">
      <style:text-properties style:use-window-font-color="true" style:font-name="Times New Roman" fo:font-size="12pt" fo:language="en" fo:country="US" fo:font-style="italic" style:text-underline-style="none" fo:font-weight="bold" style:font-name-asian="SimSun1" style:font-size-asian="12pt" style:language-asian="zxx" style:country-asian="none" style:font-style-asian="italic" style:font-weight-asian="bold" style:font-name-complex="Mangal1"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style:text-underline-style="none" fo:font-weight="bold" officeooo:rsid="00359109" style:font-name-asian="SimSun1" style:font-size-asian="12pt" style:language-asian="zxx" style:country-asian="none" style:font-style-asian="italic" style:font-weight-asian="bold" style:font-name-complex="Mangal1" style:font-size-complex="12pt" style:language-complex="ar" style:country-complex="SA" style:font-style-complex="italic"/>
    </style:style>
    <style:style style:name="T5" style:family="text">
      <style:text-properties style:use-window-font-color="true" style:font-name="Times New Roman1" fo:font-size="12pt" fo:language="en" fo:country="US" fo:font-style="normal" officeooo:rsid="00459297" style:letter-kerning="true" style:font-name-asian="Times New Roman" style:font-size-asian="12pt" style:language-asian="zxx" style:country-asian="none" style:font-style-asian="normal" style:font-name-complex="Times New Roman1" style:font-size-complex="12pt" style:language-complex="ar" style:country-complex="SA" style:font-style-complex="normal"/>
    </style:style>
    <style:style style:name="T6" style:family="text">
      <style:text-properties style:use-window-font-color="true" style:font-name="Times New Roman1" fo:font-size="12pt" fo:language="en" fo:country="US" fo:font-style="normal" officeooo:rsid="005354dd" style:letter-kerning="true" style:font-name-asian="Times New Roman" style:font-size-asian="12pt" style:language-asian="zxx" style:country-asian="none" style:font-style-asian="normal" style:font-name-complex="Times New Roman1" style:font-size-complex="12pt" style:language-complex="ar" style:country-complex="SA" style:font-style-complex="normal"/>
    </style:style>
    <style:style style:name="T7" style:family="text">
      <style:text-properties officeooo:rsid="00490d31"/>
    </style:style>
    <style:style style:name="T8" style:family="text">
      <style:text-properties officeooo:rsid="004fcb22"/>
    </style:style>
    <style:style style:name="T9" style:family="text">
      <style:text-properties officeooo:rsid="00517d7e"/>
    </style:style>
    <style:style style:name="T10" style:family="text">
      <style:text-properties officeooo:rsid="005354dd"/>
    </style:style>
    <style:style style:name="T11" style:family="text">
      <style:text-properties officeooo:rsid="0053c472"/>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text:dont-balance-text-columns="false"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5"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0">
        <text:h text:style-name="P9" text:outline-level="3"><text:span text:style-name="T8">White Fish</text:span> Dishes</text:h>
        <text:h text:style-name="P8" text:outline-level="4"><text:alphabetical-index-mark-start text:id="IMark128362984"/>Orange Roughy Marinade<text:alphabetical-index-mark-end text:id="IMark128362984"/></text:h>
        <text:p text:style-name="HeadingRecipeHints"><text:span text:style-name="T1">Pre-heat oven to </text:span><text:span text:style-name="T2">400</text:span><text:span text:style-name="T3">º </text:span><text:span text:style-name="T4">F</text:span><text:span text:style-name="T3">; </text:span></text:p>
        <text:p text:style-name="HeadingRecipeIngredients">Ingredients</text:p>
      </text:section>
      <text:section text:style-name="Sect2" text:name="Section11">
        <text:p text:style-name="TextBodyIngredients">1/3 cup sherry or vermouth</text:p>
        <text:p text:style-name="TextBodyIngredients">3 Tbs soy sauce</text:p>
        <text:p text:style-name="TextBodyIngredients">2 tsp sesame oil</text:p>
        <text:p text:style-name="TextBodyIngredients">¼ cup green onions (~3)</text:p>
        <text:p text:style-name="TextBodyIngredients">1 tsp grated ginger</text:p>
        <text:p text:style-name="TextBodyIngredients">1 tsp chopped garlic</text:p>
        <text:p text:style-name="TextBodyIngredients">1 lb orange Roughy</text:p>
        <text:p text:style-name="TextBodyIngredients"/>
      </text:section>
      <text:section text:style-name="Sect3" text:name="Section12">
        <text:p text:style-name="HeadingRecipeInstructions">Instructions</text:p>
        <text:list xml:id="list9042350090510551108" text:style-name="TextRecipeNumbering">
          <text:list-item text:start-value="1">
            <text:p text:style-name="P14">Mix the sherry, soy sauce, sesame oil, ginger and garlic together.</text:p>
          </text:list-item>
          <text:list-item>
            <text:p text:style-name="P14">Pour over the fish. <text:s/>Sprinkle the onions over the fish.</text:p>
          </text:list-item>
          <text:list-item>
            <text:p text:style-name="P14">Bake 12 minutes. <text:s/>Serve over rice.</text:p>
          </text:list-item>
        </text:list>
        <text:h text:style-name="P8" text:outline-level="4"><text:alphabetical-index-mark-start text:id="IMark128364872"/>Baked Orange Roughy Italian Style<text:alphabetical-index-mark-end text:id="IMark128364872"/></text:h>
        <text:p text:style-name="HeadingRecipeServes"><text:span text:style-name="T1">Pre-heat oven to </text:span><text:span text:style-name="T2">400</text:span><text:span text:style-name="T3">º </text:span><text:span text:style-name="T4">F</text:span><text:span text:style-name="T3">; </text:span></text:p>
        <text:p text:style-name="P1">Ingredients</text:p>
        <text:section text:style-name="Sect4" text:name="Section2">
          <text:p text:style-name="TextBodyIngredients">1/4 cup Italian seasoned bread crumbs </text:p>
          <text:p text:style-name="TextBodyIngredients">2 tablespoons grated Parmesan cheese </text:p>
          <text:p text:style-name="TextBodyIngredients">2 tablespoons grated Romano cheese </text:p>
          <text:p text:style-name="TextBodyIngredients">1/4 teaspoon garlic powder </text:p>
          <text:p text:style-name="TextBodyIngredients">1/2 teaspoon salt, or to taste </text:p>
          <text:p text:style-name="TextBodyIngredients">1 pound orange roughy fillets </text:p>
          <text:p text:style-name="TextBodyIngredients">1/4 cup butter, melted </text:p>
          <text:p text:style-name="TextBodyIngredients">1 tablespoon chopped fresh parsley </text:p>
        </text:section>
        <text:p text:style-name="HeadingRecipeInstructions">Instructions</text:p>
        <text:list xml:id="list122433362765958" text:continue-list="list9042350090510551108" text:style-name="TextRecipeNumbering">
          <text:list-item text:start-value="1">
            <text:p text:style-name="P14">Coat a medium baking dish with non-stick cooking spray. </text:p>
          </text:list-item>
          <text:list-item>
            <text:p text:style-name="TextInstructionsNumbered">In a shallow bowl, mix bread crumbs, Parmesan cheese, Romano cheese, garlic powder, and salt. </text:p>
          </text:list-item>
          <text:list-item>
            <text:p text:style-name="TextInstructionsNumbered">Brush both sides of orange roughy fillets with butter, and dredge in the bread crumb mixture. Arrange fillets in a single layer in the prepared baking dish, and sprinkle with parsley. </text:p>
          </text:list-item>
          <text:list-item>
            <text:p text:style-name="TextInstructionsNumbered">Bake in preheated oven 10 to 15 minutes, or until the fish flakes easily with a fork.</text:p>
          </text:list-item>
        </text:list>
        <text:h text:style-name="P10" text:outline-level="3">Salmon <text:span text:style-name="T9">&amp; Tuna</text:span></text:h>
      </text:section>
      <text:h text:style-name="P12" text:outline-level="4"><text:alphabetical-index-mark-start text:id="IMark177396472"/>Fish Marinade for Kebabs<text:alphabetical-index-mark-end text:id="IMark177396472"/></text:h>
      <text:p text:style-name="HeadingRecipeIngredients">Ingredients:</text:p>
      <text:section text:style-name="Sect2" text:name="Section13">
        <text:p text:style-name="P6">2 green onions</text:p>
        <text:p text:style-name="P4">2 <text:span text:style-name="T9">slices of ginger root</text:span></text:p>
        <text:p text:style-name="P6">1 clove of garlic</text:p>
        <text:p text:style-name="P5"><text:span text:style-name="T9">4</text:span> Tb<text:span text:style-name="T7">s</text:span> <text:span text:style-name="T9">soy sauce</text:span></text:p>
        <text:p text:style-name="P6">2 Tbs Sherry</text:p>
        <text:p text:style-name="P6">2 tsp sugar</text:p>
        <text:p text:style-name="P6">Few drops of sesame oil</text:p>
        <text:p text:style-name="P5"><text:span text:style-name="T9">2-3 lbs of Tuna or Sword Fish</text:span> </text:p>
      </text:section>
      <text:section text:style-name="Sect3" text:name="Section14">
        <text:p text:style-name="HeadingRecipeInstructions">Instructions:</text:p>
        <text:list xml:id="list122434620013054" text:continue-list="list122433362765958" text:style-name="TextRecipeNumbering">
          <text:list-item text:start-value="1">
            <text:p text:style-name="P15">Cube the fish.</text:p>
          </text:list-item>
          <text:list-item>
            <text:p text:style-name="P16">Marinate <text:span text:style-name="T9">fish</text:span> for <text:span text:style-name="T9">1 hour</text:span> or longer.</text:p>
          </text:list-item>
          <text:list-item>
            <text:p text:style-name="P17"><text:span text:style-name="T9">Put fish on skewers and grill</text:span>.</text:p>
          </text:list-item>
        </text:list>
      </text:section>
      <text:h text:style-name="P13" text:outline-level="4"><text:alphabetical-index-mark-start text:id="IMark137227624"/>Salmon with Honey, Soy Sauce &amp; Ginger<text:alphabetical-index-mark-end text:id="IMark137227624"/></text:h>
      <text:p text:style-name="P2">Ingredients</text:p>
      <text:section text:style-name="Sect2" text:name="Section15">
        <text:p text:style-name="TextBodyIngredients">1 cup soy sauce </text:p>
        <text:p text:style-name="TextBodyIngredients">1/4 cup honey </text:p>
        <text:p text:style-name="TextBodyIngredients">2 tablespoons lemon juice </text:p>
        <text:p text:style-name="TextBodyIngredients">1 inch peeled <text:span text:style-name="T9">chopped </text:span>ginger</text:p>
        <text:p text:style-name="TextBodyIngredients">3 cloves garlic, <text:span text:style-name="T10">chopped</text:span> </text:p>
        <text:p text:style-name="TextBodyIngredients">4 salmon fillets, about 1 1/2 pounds </text:p>
      </text:section>
      <text:section text:style-name="Sect3" text:name="Section16">
        <text:p text:style-name="HeadingRecipeInstructions">Instructions</text:p>
        <text:list xml:id="list122434312129744" text:continue-list="list122434620013054" text:style-name="TextRecipeNumbering">
          <text:list-item text:start-value="1">
            <text:p text:style-name="P18"><text:span text:style-name="T5">Whisk soy sauce, honey, lemon juice, ginger, and garlic together until honey dissolves. Reserve 1/4 cup of marinade in separate bowl, then place salmon fillets, skin-side up, in marinade. Allow to marinate for at least </text:span><text:span text:style-name="T6">30 </text:span><text:span text:style-name="T5">minutes, </text:span><text:span text:style-name="T6">but no longer than 1 hour.</text:span></text:p>
          </text:list-item>
          <text:list-item>
            <text:p text:style-name="P18">Heat coals or gas grill. Remove salmon from marinade; reserve marinade. Place salmon, skin side down, on grill. Cover and grill over medium heat 10 to 20 minutes, brushing 2 or 3 times with marinade, until salmon flakes easily with fork. Discard any remaining marinade.</text:p>
          </text:list-item>
        </text:list>
        <text:h text:style-name="P11" text:outline-level="4"><text:alphabetical-index-mark-start text:id="IMark130071272"/>Baked Salmon with Parmesan Herb Crust Recipe<text:alphabetical-index-mark-end text:id="IMark130071272"/></text:h>
        <text:p text:style-name="HeadingRecipeHints">Preheat oven to 425º F. </text:p>
        <text:p text:style-name="P3">Ingredients</text:p>
        <text:section text:style-name="Sect4" text:name="Section1">
          <text:p text:style-name="TextBodyIngredients">1 salmon filet, about 2 pounds, left whole</text:p>
          <text:p text:style-name="TextBodyIngredients">Parmesan Herb Crust:</text:p>
          <text:p text:style-name="TextBodyIngredients">3 cloves garlic, finely minced</text:p>
          <text:p text:style-name="TextBodyIngredients">¼ cup chopped parsley</text:p>
          <text:p text:style-name="TextBodyIngredients">½ cup chopped Parmesan cheese</text:p>
        </text:section>
        <text:p text:style-name="P7">Instructions</text:p>
        <text:list xml:id="list122433912103217" text:continue-list="list122434312129744" text:style-name="TextRecipeNumbering">
          <text:list-item text:start-value="1">
            <text:p text:style-name="P14">Line rimmed baking sheet with parchment paper or aluminum foil for easiest cleanup.</text:p>
          </text:list-item>
        </text:list>
        <text:section text:style-name="Sect5" text:name="easyrecipe-8550-0">
          <text:list xml:id="list122434086521236" text:continue-numbering="true" text:style-name="TextRecipeNumbering">
            <text:list-item>
              <text:p text:style-name="P19">Place salmon, skin side down, onto lined baking sheet. Cover salmon with another piece of parchment paper. Bake salmon for 10 minutes. Remove from oven and remove top piece of parchment paper. Top with garlic, Parmesan and parsley mixture. </text:p>
            </text:list-item>
            <text:list-item>
              <text:p text:style-name="P19">Return to oven uncovered and allow to bake until <text:span text:style-name="T11">done</text:span>. The Parmesan cheese should have melted and lightly browned.</text:p>
            </text:list-item>
            <text:list-item>
              <text:p text:style-name="TextInstructionsNumbered">Allow to rest about 5 minutes and serve.</text:p>
            </text:list-item>
          </text:list>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Fishscale" xlink:href="Pictures/100000000000000800000008FB849EEA078823E6.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loext:contextual-spacing="false" fo:text-align="center" style:justify-single-word="false" fo:text-indent="0in" style:auto-text-indent="false" fo:keep-with-next="always" text:number-lines="false" text:line-number="0"/>
      <style:text-properties style:font-name="Times New Roman" fo:font-family="'Times New Roman'" style:font-family-generic="roman" style:font-pitch="variable" fo:font-size="12pt" style:font-name-asian="MS Mincho" style:font-family-asian="'MS Mincho'" style:font-pitch-asian="variable" style:font-size-asian="12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register-true="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loext: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next-style-name="Standard" style:default-outline-level="4" style:list-style-name="" style:master-page-name="">
      <style:paragraph-properties fo:margin-top="0in" fo:margin-bottom="0.15in" loext:contextual-spacing="false" fo:text-align="center" style:justify-single-word="false" style:page-number="auto">
        <style:tab-stops/>
      </style:paragraph-properties>
      <style:text-properties fo:font-size="14pt"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style:font-weight-complex="bold" fo:hyphenate="false" fo:hyphenation-remain-char-count="2" fo:hyphenation-push-char-count="2"/>
    </style:style>
    <style:style style:name="HeadingRecipeIngredients" style:family="paragraph" style:next-style-name="TextBodyIngredients">
      <style:paragraph-properties fo:margin-top="0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extInstructionsNumbered" style:family="paragraph" style:list-style-name="TextRecipeNumbering">
      <style:paragraph-properties fo:orphans="0" fo:widows="0" fo:hyphenation-ladder-count="no-limit" text:number-lines="true" text:line-number="1" style:text-autospace="ideograph-alpha" style:punctuation-wrap="hanging" style:line-break="strict" style:writing-mode="lr-tb">
        <style:tab-stops/>
      </style:paragraph-properties>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fo:hyphenate="false" fo:hyphenation-remain-char-count="2" fo:hyphenation-push-char-count="2"/>
    </style:style>
    <style:style style:name="HeadingRecipeInstructions" style:family="paragraph" style:next-style-name="TextInstructionsNumbered">
      <style:paragraph-properties fo:margin-top="0.1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ubheadingRecipeIngredients" style:family="paragraph" style:parent-style-name="HeadingRecipeIngredients" style:next-style-name="TextBodyIngredients">
      <style:text-properties style:text-underline-style="none"/>
    </style:style>
    <style:style style:name="SubheadingRecipeInstructions" style:family="paragraph" style:parent-style-name="HeadingRecipeInstructions" style:next-style-name="TextInstructionsNumbered">
      <style:text-properties style:use-window-font-color="true" style:font-name="Times New Roman" fo:font-family="'Times New Roman'" style:font-family-generic="roman" style:font-pitch="variable" fo:font-size="12pt" fo:language="en" fo:country="US" style:text-underline-style="none" fo:font-weight="bold" style:font-name-asian="Times New Roman" style:font-family-asian="'Times New Roman'" style:font-family-generic-asian="roman" style:font-pitch-asian="variable" style:font-size-asian="12pt" style:language-asian="zxx" style:country-asian="none" style:font-weight-asian="normal" style:font-name-complex="Times New Roman" style:font-family-complex="'Times New Roman'" style:font-family-generic-complex="roman" style:font-pitch-complex="variable" style:font-size-complex="12pt" style:language-complex="ar" style:country-complex="SA" style:font-weight-complex="normal"/>
    </style:style>
    <style:style style:name="ChapterHeading" style:family="paragraph" style:parent-style-name="Heading" style:next-style-name="Standard" style:default-outline-level="2" style:class="chapter" style:master-page-name="RecipeHalfPageStyle">
      <style:paragraph-properties fo:margin-top="2in" fo:margin-bottom="1in" loext:contextual-spacing="false" fo:text-align="center" style:justify-single-word="false" style:page-number="auto"/>
      <style:text-properties style:font-name="Gabriola" fo:font-family="Gabriola" style:font-style-name="Regular" style:font-family-generic="decorative" style:font-pitch="variable" fo:font-size="24pt" fo:font-weight="bold" fo:background-color="transparent"/>
    </style:style>
    <style:style style:name="ChapterSubHeading" style:family="paragraph" style:parent-style-name="ChapterHeading" style:next-style-name="Standard" style:default-outline-level="3" style:class="chapter" style:master-page-name="RecipeHalfPageStyle">
      <loext:graphic-properties draw:fill-image-width="0in" draw:fill-image-height="0in"/>
      <style:paragraph-properties style:page-number="auto">
        <style:tab-stops/>
      </style:paragraph-properties>
      <style:text-properties fo:background-color="transparent"/>
    </style:style>
    <style:style style:name="TitleRecipeBook" style:family="paragraph" style:next-style-name="Standard">
      <style:paragraph-properties fo:margin-left="0in" fo:margin-right="0in" fo:margin-top="0.2in" fo:margin-bottom="0.2in" loext:contextual-spacing="false" fo:text-align="center" style:justify-single-word="false" fo:orphans="0" fo:widows="0" fo:hyphenation-ladder-count="no-limit" fo:text-indent="0in" style:auto-text-indent="false"/>
      <style:text-properties style:use-window-font-color="true" style:font-name="Gabriola1" fo:font-family="Gabriola" style:font-family-generic="decorative" style:font-pitch="variable" fo:font-size="24pt" fo:language="en" fo:country="US" style:text-underline-style="none" fo:font-weight="normal" style:font-name-asian="SimSun1" style:font-family-asian="SimSun" style:font-pitch-asian="variable" style:font-size-asian="24pt" style:language-asian="zh" style:country-asian="CN"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itleSpineRecipeBook" style:family="paragraph" style:parent-style-name="TitleRecipeBook">
      <style:paragraph-properties style:vertical-align="middle"/>
      <style:text-properties style:text-rotation-angle="270" style:text-rotation-scale="line-height"/>
    </style:style>
    <style:style style:name="IndexTableHeading" style:family="paragraph" style:parent-style-name="Standard" style:master-page-name="">
      <style:paragraph-properties style:page-number="auto" fo:break-before="page">
        <style:tab-stops>
          <style:tab-stop style:position="2in"/>
          <style:tab-stop style:position="3in"/>
          <style:tab-stop style:position="3.5in" style:type="right"/>
          <style:tab-stop style:position="5.5in" style:type="right"/>
        </style:tab-stops>
      </style:paragraph-properties>
      <style:text-properties style:text-underline-style="solid" style:text-underline-width="auto" style:text-underline-color="font-color" officeooo:rsid="002649a9"/>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fo:language="en" fo:country="US"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4z0" style:family="text">
      <style:text-properties fo:language="en" fo:country="US"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7z0" style:family="text">
      <style:text-properties fo:language="en" fo:country="US"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WW8Num1z2" style:num-suffix="." style:num-format="">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5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5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5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5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5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5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6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6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6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6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6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6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6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7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7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7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7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7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7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7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xtRecipeNumbering">
      <text:list-level-style-number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style>
    <text:list-style style:name="WW8Num13">
      <text:list-level-style-number text:level="1" text:style-name="WW8Num1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right">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RightPageRecipe" style:page-layout-name="Mpm2" style:next-style-name="MirrorPageRecipe"/>
    <style:master-page style:name="MirrorPageRecipe" style:page-layout-name="Mpm3"/>
    <style:master-page style:name="RecipeHalfPageStyle" style:page-layout-name="Mpm1"/>
    <style:master-page style:name="TitlePageStyle" style:page-layout-name="Mpm4"/>
    <style:master-page style:name="SpineTitlePageStyle" style:page-layout-name="Mpm5"/>
    <style:master-page style:name="RecipeHalfPageRightStyle" style:page-layout-name="Mpm6" style:next-style-name="RecipeHalfPageStyl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cipeHalfSheet</dc:title>
    <meta:creation-date>2015-10-31T20:27:24.01</meta:creation-date>
    <meta:editing-cycles>67</meta:editing-cycles>
    <meta:editing-duration>PT12H59M1S</meta:editing-duration>
    <meta:generator>LibreOffice/5.0.3.2$Linux_X86_64 LibreOffice_project/00m0$Build-2</meta:generator>
    <meta:initial-creator>David Holland-Moritz</meta:initial-creator>
    <dc:date>2018-09-15T12:24:32.147844718</dc:date>
    <meta:printed-by>David Holland-Moritz</meta:printed-by>
    <meta:print-date>2016-04-15T15:04:39.308000000</meta:print-date>
    <dc:creator>David Holland-Moritz</dc:creator>
    <meta:document-statistic meta:table-count="0" meta:image-count="0" meta:object-count="0" meta:page-count="8" meta:paragraph-count="70" meta:word-count="511" meta:character-count="2911" meta:non-whitespace-character-count="2447"/>
    <meta:template xlink:type="simple" xlink:actuate="onRequest" xlink:title="RecipeHalfSheet" xlink:href="../../../../AppData/Roaming/OpenOffice/4/user/template/RecipeHalfSheet1.ott" meta:date="2015-10-31T20:27:23.820000000"/>
  </office:meta>
</office:document-meta>
</file>